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2" draw:id="id2" draw:layer="layout" svg:x1="14.97cm" svg:y1="5.826cm" svg:x2="10.779cm" svg:y2="16.113cm">
          <text:p text:style-name="P1">Start line</text:p>
        </draw:line>
        <draw:custom-shape draw:style-name="gr2" draw:text-style-name="P1" draw:layer="layout" svg:width="0.508cm" svg:height="0.508cm" svg:x="14.589cm" svg:y="5.799cm">
          <text:p text:style-name="P1">pi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layer="layout" svg:width="0.508cm" svg:height="0.508cm" svg:x="10.547cm" svg:y="15.778cm">
          <text:p text:style-name="P1">com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xml:id="id1" draw:id="id1" draw:layer="layout" svg:width="0.635cm" svg:height="0.635cm" svg:x="4.175cm" svg:y="7.731cm">
          <text:p text:style-name="P1">boat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4" draw:text-style-name="P1" draw:layer="layout" draw:type="line" svg:x1="4.81cm" svg:y1="8.048cm" svg:x2="13.129cm" svg:y2="6.44cm" draw:start-shape="id1" draw:start-glue-point="1" svg:d="m4810 8048 8319-1608">
          <text:p text:style-name="P1">brg, dist to pin</text:p>
        </draw:connector>
        <draw:connector draw:style-name="gr4" draw:text-style-name="P1" draw:layer="layout" draw:type="line" svg:x1="4.81cm" svg:y1="8.048cm" svg:x2="9.061cm" svg:y2="13.629cm" draw:start-shape="id1" draw:start-glue-point="1" svg:d="m4810 8048 4251 5581">
          <text:p text:style-name="P1">brg, dist to comm</text:p>
        </draw:connector>
        <draw:connector draw:style-name="gr5" draw:text-style-name="P1" draw:layer="layout" draw:type="line" svg:x1="4.81cm" svg:y1="8.048cm" svg:x2="10.779cm" svg:y2="10.969cm" draw:start-shape="id1" draw:start-glue-point="1" draw:end-shape="id2" svg:d="m4810 8048 5969 2921">
          <text:p/>
        </draw:connector>
        <draw:line draw:style-name="gr6" draw:text-style-name="P1" draw:layer="layout" svg:x1="4.556cm" svg:y1="8.112cm" svg:x2="8.62cm" svg:y2="8.239cm">
          <text:p text:style-name="P1">heading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6T19:59:21</meta:creation-date>
    <dc:date>2014-06-26T20:15:40</dc:date>
    <meta:editing-duration>PT9M58S</meta:editing-duration>
    <meta:editing-cycles>3</meta:editing-cycles>
    <meta:generator>LibreOffice/3.5$Linux_x86 LibreOffice_project/350m1$Build-2</meta:generator>
    <meta:document-statistic meta:object-count="8"/>
  </office:meta>
</office:document-meta>
</file>